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02CD0C6C30363C954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bd5" officeooo:paragraph-rsid="00190bd5"/>
    </style:style>
    <style:style style:name="P2" style:family="paragraph" style:parent-style-name="Standard">
      <style:text-properties officeooo:rsid="001a2d86" officeooo:paragraph-rsid="001a2d86"/>
    </style:style>
    <style:style style:name="P3" style:family="paragraph" style:parent-style-name="Standard">
      <style:text-properties officeooo:paragraph-rsid="001a2d86"/>
    </style:style>
    <style:style style:name="P4" style:family="paragraph" style:parent-style-name="Standard">
      <style:text-properties officeooo:rsid="001e6295" officeooo:paragraph-rsid="001e6295"/>
    </style:style>
    <style:style style:name="T1" style:family="text">
      <style:text-properties officeooo:rsid="001a2d86"/>
    </style:style>
    <style:style style:name="T2" style:family="text">
      <style:text-properties officeooo:rsid="001b74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fe6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layer_6_dv_rc1">
        <text:section text:style-name="Sect1" text:name="layer_6_dv_pu">
          <text:p text:style-name="Standard">SZCZEPAN KLIMEK <text:bookmark text:name="layer_6_dv_af"/></text:p>
        </text:section>
      </text:section>
      <text:section text:style-name="Sect1" text:name="layer_6_dv_rc2">
        <text:p text:style-name="Standard"/>
        <text:section text:style-name="Sect1" text:name="layer_6_dv_ph">
          <text:p text:style-name="Standard"><text:bookmark text:name="subject__10665938_1"/></text:p>
        </text:section>
      </text:section>
      <text:p text:style-name="Standard"/>
      <text:p text:style-name="P1">Hi Szczepan,</text:p>
      <text:p text:style-name="P1"/>
      <text:p text:style-name="P1">I do like the idea of integrating common variants of a protein. <text:s/>UniProt does this somewhat well in that they simply group variants of a protein into specific disease categories.</text:p>
      <text:p text:style-name="P1"/>
      <text:p text:style-name="P1">Example below for LRP5, coreceptor of frizzled family in wnt signaling.</text:p>
      <text:p text:style-name="P1"><text:a xlink:type="simple" xlink:href="https://www.uniprot.org/uniprot/O75197#pathology_and_biotech" text:style-name="Internet_20_link" text:visited-style-name="Visited_20_Internet_20_Link">https://www.uniprot.org/uniprot/O75197#pathology_and_biotech</text:a></text:p>
      <text:p text:style-name="P1"/>
      <text:p text:style-name="P1">You can see there a lot of entries for diseases related to the retina and osteoporosis. <text:s text:c="2"/>Most of them will link to the rs id from dbSNP. <text:s/>Some may be missing rs ids maybe because in my experience changes and updates to entries do not happen immediately when the entries become available in the interconnected database. <text:s/>For instance I was in contact with the helpdesk on accuracy of evidence pertaining to cAMP dependent kinase phosphorylation of <text:span text:style-name="T1">alpha subunit of the high-voltage calcium channel (CACNA1A). <text:s/>They indicated because of lack of evidence they would remove this annotation but that it would not be visible to public until release version 2020_05 (on 10/07/2020 which was Wednesday). <text:s/>It is now updated. <text:s/>They do releases about every 2 months.</text:span></text:p>
      <text:p text:style-name="P1"/>
      <text:p text:style-name="P3"><text:span text:style-name="T1">One thing that I question is that when I click the outsource link for the rs id to dbSNP, for instance for the first one, 348 R → W, </text:span><text:a xlink:type="simple" xlink:href="https://www.ncbi.nlm.nih.gov/SNP/snp_ref.cgi?type=rs&amp;rs=1320065036" text:style-name="Internet_20_link" text:visited-style-name="Visited_20_Internet_20_Link">dbSNP:rs1320065036</text:a> <text:span text:style-name="T1">and I look under Clinical significance, it indicates not reported in ClinVar. <text:s/>I wish in a perfect world but am sure for a variety of reason this is not so, would be that if UniProt has indicated a variant associated with a disease there would be a link to the dbSNP rs id and under Clinical significance there would be something related and link for it to ClinVar to the disease indicated by UniProt. <text:s/>Obviously this is an issue but its also hard to pin point where or who (who meaning database) is responsible for this lack of connection. <text:s/>Is this variant really associated with the disease indicated by UniProt, is there a gap between version updates of UniProt/dbSNP/ClinVar? <text:s/>Is there something holding up the curation process in ClinVar? <text:s/>From my understanding there is no ability for public to update these databases like indicated in the <text:s/>lecture .</text:span></text:p>
      <text:p text:style-name="P3"/>
      <text:p text:style-name="P2">For the persepective of consequence of protein variants, I think this would have to come computer simulation software such as PyMol and Chimera that can be used to incorporate the substitution, as well as downstream biophysical analysis <text:span text:style-name="T2">such as Chimera’s </text:span><text:a xlink:type="simple" xlink:href="http://www.cgl.ucsf.edu/chimera/docs/UsersGuide/midas/findclash.html" text:style-name="Internet_20_link" text:visited-style-name="Visited_20_Internet_20_Link"><text:span text:style-name="T2">findclash</text:span></text:a><text:span text:style-name="T2"> functionality. <text:s/>As there is no crystal structure for this protein, trans-membrane proteins are “notoriously hard “to crystallize, but there is a homology model from LRP6 </text:span><text:a xlink:type="simple" xlink:href="https://swissmodel.expasy.org/repository/uniprot/O75197?csm=8BA25D07F51E02CA" text:style-name="Internet_20_link" text:visited-style-name="Visited_20_Internet_20_Link"><text:span text:style-name="T2">here</text:span></text:a><text:span text:style-name="T2"> but residue 348 is not included in the alignment.</text:span></text:p>
      <text:p text:style-name="P2"/>
      <text:p text:style-name="P4">Interestingly I found this site that talks about dealing with database integration integrity/provenance of EMBL-EBI (UniProt for example is <text:s/>under EMBL-EBI) and NCBI database(s) (dbSNP, ClinVar etc). <text:s/>It is called <text:a xlink:type="simple" xlink:href="https://www.ncbi.nlm.nih.gov/refseq/MANE/" text:style-name="Internet_20_link" text:visited-style-name="Visited_20_Internet_20_Link">MANE</text:a> and stands for <text:span text:style-name="T3">M</text:span>atched <text:span text:style-name="T3">A</text:span>nnotation from <text:span text:style-name="T3">N</text:span>CBI and <text:span text:style-name="T3">E</text:span>MBL-EBI. <text:s/>One variant from UniProt under LRP5, residue 752 (R to G), does <text:s/>have a link to ClinVar and in ClinVar it is stamped as <text:span text:style-name="T4">MANE SELECT meaning they are “are identical in the RefSeq and the Ensembl-GENCODE annotation sets.” <text:s/>It is by no surprise this variant has matching annotations because in the </text:span><text:a xlink:type="simple" xlink:href="https://swissmodel.expasy.org/repository/uniprot/O75197?csm=8BA25D07F51E02CA" text:style-name="Internet_20_link" text:visited-style-name="Visited_20_Internet_20_Link"><text:span text:style-name="T4">SWISS-MODEL homology model</text:span></text:a><text:span text:style-name="T4"> residue 752 is within the alignment of a known structure so there is high degree of comfort in analyzing this region of the protein.</text:span></text:p>
      <text:p text:style-name="P4"/>
      <text:p text:style-name="P4"><draw:frame draw:style-name="fr1" draw:name="Image1" text:anchor-type="paragraph" svg:width="6.9252in" svg:height="0.2756in" draw:z-index="0"><draw:image xlink:href="Pictures/100002010000044F0000002CD0C6C30363C954D6.png" xlink:type="simple" xlink:show="embed" xlink:actuate="onLoad" loext:mime-type="image/x-vclgraphic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4:16:00.352954045</meta:creation-date>
    <dc:date>2020-10-10T15:16:40.566571273</dc:date>
    <meta:editing-duration>PT5M1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9" meta:word-count="544" meta:character-count="3322" meta:non-whitespace-character-count="2766"/>
  </office:meta>
</office:document-meta>
</file>